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line-height="200%" style:page-number="auto" fo:background-color="transparent" style:shadow="none">
        <style:tab-stops>
          <style:tab-stop style:position="0.508cm" style:type="center"/>
          <style:tab-stop style:position="1.016cm" style:type="center"/>
          <style:tab-stop style:position="1.524cm" style:type="center"/>
          <style:tab-stop style:position="2.032cm" style:type="center"/>
          <style:tab-stop style:position="5.08cm"/>
          <style:tab-stop style:position="5.588cm" style:type="center"/>
          <style:tab-stop style:position="6.096cm" style:type="center"/>
          <style:tab-stop style:position="6.604cm" style:type="center"/>
          <style:tab-stop style:position="10.16cm"/>
          <style:tab-stop style:position="10.922cm" style:type="center"/>
          <style:tab-stop style:position="11.684cm" style:type="center"/>
          <style:tab-stop style:position="12.446cm" style:type="center"/>
        </style:tab-stops>
        <style:background-image/>
      </style:paragraph-properties>
      <style:text-properties fo:language="en" fo:country="US"/>
    </style:style>
    <style:style style:name="P2" style:family="paragraph" style:parent-style-name="Standard" style:master-page-name="">
      <style:paragraph-properties fo:line-height="200%" style:page-number="auto" fo:background-color="transparent" style:shadow="none">
        <style:tab-stops>
          <style:tab-stop style:position="0.508cm" style:type="center"/>
          <style:tab-stop style:position="1.016cm" style:type="center"/>
          <style:tab-stop style:position="1.524cm" style:type="center"/>
          <style:tab-stop style:position="2.032cm" style:type="center"/>
          <style:tab-stop style:position="5.08cm"/>
          <style:tab-stop style:position="5.588cm" style:type="center"/>
          <style:tab-stop style:position="6.096cm" style:type="center"/>
          <style:tab-stop style:position="6.604cm" style:type="center"/>
          <style:tab-stop style:position="10.16cm"/>
          <style:tab-stop style:position="10.922cm" style:type="center"/>
          <style:tab-stop style:position="11.684cm" style:type="center"/>
          <style:tab-stop style:position="12.446cm" style:type="center"/>
        </style:tab-stops>
        <style:background-image/>
      </style:paragraph-properties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N<text:tab/>PE<text:tab/>L<text:tab/>-5V<text:tab/><text:tab/>N<text:tab/>PE<text:tab/>L<text:tab/><text:tab/>N<text:tab/>PE<text:tab/>L</text:p>
      <text:p text:style-name="P1"><text:tab/>N<text:tab/>PE<text:tab/>L<text:tab/>-5V<text:tab/><text:tab/>N<text:tab/>PE<text:tab/>L<text:tab/><text:tab/>N<text:tab/>PE<text:tab/>L</text:p>
      <text:p text:style-name="P1"><text:tab/>N<text:tab/>PE<text:tab/>L<text:tab/>-5V<text:tab/><text:tab/>N<text:tab/>PE<text:tab/>L<text:tab/><text:tab/>N<text:tab/>PE<text:tab/>L</text:p>
      <text:p text:style-name="P1"><text:tab/>N<text:tab/>PE<text:tab/>L<text:tab/>-5V<text:tab/><text:tab/>N<text:tab/>PE<text:tab/>L<text:tab/><text:tab/>N<text:tab/>PE<text:tab/>L</text:p>
      <text:p text:style-name="P1"><text:tab/>N<text:tab/>PE<text:tab/>L<text:tab/>-5V<text:tab/><text:tab/>N<text:tab/>PE<text:tab/>L<text:tab/><text:tab/>N<text:tab/>PE<text:tab/>L</text:p>
      <text:p text:style-name="P1"><text:tab/>N<text:tab/>PE<text:tab/>L<text:tab/>-5V<text:tab/><text:tab/>N<text:tab/>PE<text:tab/>L<text:tab/><text:tab/>N<text:tab/>PE<text:tab/>L</text:p>
      <text:p text:style-name="P1"><text:tab/>N<text:tab/>PE<text:tab/>L<text:tab/>-5V<text:tab/><text:tab/>N<text:tab/>PE<text:tab/>L<text:tab/><text:tab/>N<text:tab/>PE<text:tab/>L</text:p>
      <text:p text:style-name="P1"><text:tab/>N<text:tab/>PE<text:tab/>L<text:tab/>-5V<text:tab/><text:tab/>N<text:tab/>PE<text:tab/>L<text:tab/><text:tab/>N<text:tab/>PE<text:tab/>L</text:p>
      <text:p text:style-name="P1"><text:tab/>N<text:tab/>PE<text:tab/>L<text:tab/>-5V<text:tab/><text:tab/>N<text:tab/>PE<text:tab/>L<text:tab/><text:tab/>N<text:tab/>PE<text:tab/>L</text:p>
      <text:p text:style-name="P1"><text:tab/>N<text:tab/>PE<text:tab/>L<text:tab/>-5V<text:tab/><text:tab/>N<text:tab/>PE<text:tab/>L<text:tab/><text:tab/>N<text:tab/>PE<text:tab/>L</text:p>
      <text:p text:style-name="P1"><text:tab/>N<text:tab/>PE<text:tab/>L<text:tab/>-5V<text:tab/><text:tab/>N<text:tab/>PE<text:tab/>L<text:tab/><text:tab/>N<text:tab/>PE<text:tab/>L</text:p>
      <text:p text:style-name="P1"><text:tab/>N<text:tab/>PE<text:tab/>L<text:tab/>-5V<text:tab/><text:tab/>N<text:tab/>PE<text:tab/>L<text:tab/><text:tab/>N<text:tab/>PE<text:tab/>L</text:p>
      <text:p text:style-name="P1"><text:tab/>N<text:tab/>PE<text:tab/>L<text:tab/>-5V<text:tab/><text:tab/>N<text:tab/>PE<text:tab/>L<text:tab/><text:tab/>N<text:tab/>PE<text:tab/>L</text:p>
      <text:p text:style-name="P1"><text:tab/>N<text:tab/>PE<text:tab/>L<text:tab/>-5V<text:tab/><text:tab/>N<text:tab/>PE<text:tab/>L<text:tab/><text:tab/>N<text:tab/>PE<text:tab/>L</text:p>
      <text:p text:style-name="P1"><text:tab/>N<text:tab/>PE<text:tab/>L<text:tab/>-5V<text:tab/><text:tab/>N<text:tab/>PE<text:tab/>L<text:tab/><text:tab/>N<text:tab/>PE<text:tab/>L</text:p>
      <text:p text:style-name="P1"><text:tab/>N<text:tab/>PE<text:tab/>L<text:tab/>-5V<text:tab/><text:tab/>N<text:tab/>PE<text:tab/>L<text:tab/><text:tab/>N<text:tab/>PE<text:tab/>L</text:p>
      <text:p text:style-name="P1"><text:tab/>N<text:tab/>PE<text:tab/>L<text:tab/>-5V<text:tab/><text:tab/>N<text:tab/>PE<text:tab/>L<text:tab/><text:tab/>N<text:tab/>PE<text:tab/>L</text:p>
      <text:p text:style-name="P1"><text:tab/>N<text:tab/>PE<text:tab/>L<text:tab/>-5V<text:tab/><text:tab/>N<text:tab/>PE<text:tab/>L<text:tab/><text:tab/>N<text:tab/>PE<text:tab/>L</text:p>
      <text:p text:style-name="P1"><text:tab/>N<text:tab/>PE<text:tab/>L<text:tab/>-5V<text:tab/><text:tab/>N<text:tab/>PE<text:tab/>L<text:tab/><text:tab/>N<text:tab/>PE<text:tab/>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8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199cm" fo:page-height="19.399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27T17:34:21.12</meta:creation-date>
    <dc:date>2016-04-27T23:12:53.51</dc:date>
    <meta:editing-duration>PT35M25S</meta:editing-duration>
    <meta:editing-cycles>9</meta:editing-cycles>
    <meta:generator>OpenOffice/4.1.2$Win32 OpenOffice.org_project/412m3$Build-9782</meta:generator>
    <meta:print-date>2016-04-27T23:01:07.34</meta:print-date>
    <meta:document-statistic meta:table-count="0" meta:image-count="0" meta:object-count="0" meta:page-count="1" meta:paragraph-count="19" meta:word-count="190" meta:character-count="513"/>
  </office:meta>
</office:document-meta>
</file>